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Console" officeooo:rsid="00006e42" officeooo:paragraph-rsid="00006e42"/>
    </style:style>
    <style:style style:name="P2" style:family="paragraph" style:parent-style-name="Standard">
      <style:text-properties style:font-name="Lucida Console" officeooo:rsid="00017aba" officeooo:paragraph-rsid="00017aba"/>
    </style:style>
    <style:style style:name="P3" style:family="paragraph" style:parent-style-name="Standard">
      <style:paragraph-properties fo:text-align="center" style:justify-single-word="false"/>
      <style:text-properties style:font-name="Lucida Console" fo:font-weight="bold" officeooo:rsid="00006e42" officeooo:paragraph-rsid="00006e42" style:font-weight-asian="bold" style:font-weight-complex="bold"/>
    </style:style>
    <style:style style:name="P4" style:family="paragraph" style:parent-style-name="Standard">
      <style:text-properties style:font-name="Lucida Console" fo:font-weight="bold" officeooo:rsid="00017aba" officeooo:paragraph-rsid="00017aba" style:font-weight-asian="bold" style:font-weight-complex="bold"/>
    </style:style>
    <style:style style:name="P5" style:family="paragraph" style:parent-style-name="Standard">
      <style:text-properties style:font-name="Lucida Console" officeooo:rsid="00017aba" officeooo:paragraph-rsid="00017aba"/>
    </style:style>
    <style:style style:name="P6" style:family="paragraph" style:parent-style-name="Standard">
      <style:text-properties style:font-name="Lucida Console" officeooo:rsid="0002e48c" officeooo:paragraph-rsid="0002e48c"/>
    </style:style>
    <style:style style:name="P7" style:family="paragraph" style:parent-style-name="Standard">
      <style:text-properties style:font-name="Lucida Console" fo:font-weight="bold" officeooo:rsid="0002e48c" officeooo:paragraph-rsid="0002e48c" style:font-weight-asian="bold" style:font-weight-complex="bold"/>
    </style:style>
    <style:style style:name="T1" style:family="text">
      <style:text-properties officeooo:rsid="00017a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3.2- Cambia la página de error 404</text:p>
      <text:p text:style-name="P1"/>
      <text:p text:style-name="P1">En la configuración de nuestro sitio (en sites available), <text:span text:style-name="T1">añadimos la línea ErrorDocument 404 /rutadondeseencuentra.</text:span></text:p>
      <text:p text:style-name="P1"/>
      <text:p text:style-name="P2">A tener en cuenta, la barra empieza a partir de la carpeta que está indicada como document root.</text:p>
      <text:p text:style-name="P2"/>
      <text:p text:style-name="P2">Lógicamente, la página de error será una página en html que nos informe de lo ocurrido y que quizás, nos pueda llevar a la página de inicio.</text:p>
      <text:p text:style-name="P2"/>
      <text:p text:style-name="P4">Activar un sitio:</text:p>
      <text:p text:style-name="P2"/>
      <text:p text:style-name="P2">Mediante el comando a2ensite, activamos un sitio (aparecera en sites enabled).</text:p>
      <text:p text:style-name="P2"/>
      <text:p text:style-name="P2">Para iniciar, parar, reiniciar o ver el estado: Sudo service apache2 start/stop/restart/status</text:p>
      <text:p text:style-name="P2"/>
      <text:p text:style-name="P7">Comprobar que funciona el error:</text:p>
      <text:p text:style-name="P6"/>
      <text:p text:style-name="P6">En la URL del sitio, intento acceder a una página que no existe (Ej, localhost/noexist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19-10-17T10:18:02.549000000</dc:date>
    <meta:editing-duration>PT4M15S</meta:editing-duration>
    <meta:editing-cycles>2</meta:editing-cycles>
    <meta:document-statistic meta:table-count="0" meta:image-count="0" meta:object-count="0" meta:page-count="1" meta:paragraph-count="9" meta:word-count="113" meta:character-count="697" meta:non-whitespace-character-count="593"/>
  </office:meta>
</office:document-meta>
</file>